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_20_Text" style:list-style-name="" style:master-page-name="">
      <style:paragraph-properties fo:margin-top="0in" fo:margin-bottom="0in" style:page-number="auto" style:text-autospace="none">
        <style:tab-stops>
          <style:tab-stop style:position="0.25in"/>
          <style:tab-stop style:position="0.5in"/>
          <style:tab-stop style:position="0.7in"/>
          <style:tab-stop style:position="0.9in"/>
          <style:tab-stop style:position="1.1in"/>
          <style:tab-stop style:position="1.3in"/>
          <style:tab-stop style:position="1.5in"/>
        </style:tab-stops>
      </style:paragraph-properties>
    </style:style>
    <style:style style:name="P2" style:family="paragraph" style:parent-style-name="Body_20_Text" style:list-style-name="">
      <style:paragraph-properties fo:margin-top="0in" fo:margin-bottom="0in" style:text-autospace="none">
        <style:tab-stops>
          <style:tab-stop style:position="0.25in"/>
          <style:tab-stop style:position="0.5in"/>
          <style:tab-stop style:position="0.7in"/>
          <style:tab-stop style:position="0.9in"/>
          <style:tab-stop style:position="1.1in"/>
          <style:tab-stop style:position="1.3in"/>
          <style:tab-stop style:position="1.5in"/>
        </style:tab-stops>
      </style:paragraph-properties>
    </style:style>
    <style:style style:name="P3" style:family="paragraph" style:parent-style-name="Section_20_Heading">
      <style:text-properties fo:font-size="24pt" style:font-size-asian="24pt" style:font-size-complex="24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9in, 2.2201in, 5.4in, 2.22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ding Faster With Emmet</text:p>
      <text:p text:style-name="Section_20_Heading">What is Emmet</text:p>
      <text:p text:style-name="Body_20_Text">Emmet is a plugin for code editors for Sublime Text, Coda, Text Made, and others, that makes it easier to write HTML and CSS code. It uses the CSS selector syntax. Entering a shorthand version of the code you want will be produced when you hit the tab key in Emmet.</text:p>
      <text:p text:style-name="Body_20_Text"><draw:frame draw:style-name="fr1" draw:name="graphics1" text:anchor-type="paragraph" svg:x="0.1945in" svg:y="0.2083in" svg:width="6.248in" svg:height="1.7701in" draw:z-index="0"><draw:image/></draw:frame></text:p>
      <text:p text:style-name="Section_20_Heading"/>
      <text:p text:style-name="Chapter_20_Heading">Using Emmet with HTML</text:p>
      <text:p text:style-name="Section_20_Heading">Note: the tab key executes emmet code</text:p>
      <text:p text:style-name="Section_20_Heading">Creating a template page</text:p>
      <text:p text:style-name="Body_20_Text">Any blank file ending in html – use ! And expand with tab key and emmet will create an HTML template</text:p>
      <text:p text:style-name="Body_20_Text">Use link:css and execute with tab and emmet will create a style sheet link</text:p>
      <text:p text:style-name="Section_20_Heading"/>
      <text:p text:style-name="Section_20_Heading">Child, Type and Sibling Selectors</text:p>
      <text:p text:style-name="Body_20_Text"><text:tab/>you can add a class to an element by using a period</text:p>
      <text:p text:style-name="Body_20_Text"><text:tab/>you can add an id to an element by using a #</text:p>
      <text:p text:style-name="Body_20_Text"><text:tab/>if you don't specify and element, you get &lt;div&gt; - .first will result in &lt;div class=”first”&gt;&lt;/div&gt;</text:p>
      <text:p text:style-name="Body_20_Text"><text:tab/>add a child to an element <text:s/>- use &gt; sign</text:p>
      <text:p text:style-name="Command_20_Line"><text:tab/><text:tab/>ul&gt;li results in</text:p>
      <text:p text:style-name="Body_20_Text"><text:tab/><text:tab/>&lt;ul&gt;</text:p>
      <text:p text:style-name="Body_20_Text"><text:tab/><text:tab/><text:tab/>&lt;li&gt;&lt;/li&gt;</text:p>
      <text:p text:style-name="Body_20_Text"><text:tab/><text:tab/>&lt;/ul&gt;</text:p>
      <text:p text:style-name="Body_20_Text"/>
      <text:p text:style-name="Command_20_Line"><text:tab/>ul&gt;li&gt;img results in</text:p>
      <text:p text:style-name="Body_20_Text"><text:tab/><text:tab/>&lt;ul&gt;</text:p>
      <text:p text:style-name="Body_20_Text"><text:tab/><text:tab/><text:tab/>&lt;li&gt;&lt;img src="" alt=""&gt;&lt;/li&gt;</text:p>
      <text:p text:style-name="Body_20_Text"><text:tab/><text:tab/>&lt;/ul&gt;</text:p>
      <text:p text:style-name="Body_20_Text"/>
      <text:p text:style-name="Body_20_Text"><text:tab/>add an anchor tag by using &gt;a</text:p>
      <text:p text:style-name="Command_20_Line"><text:tab/>p&gt;a results in</text:p>
      <text:p text:style-name="Body_20_Text"><text:tab/><text:tab/>&lt;p&gt;&lt;a href=""&gt;&lt;/a&gt;&lt;/p&gt;</text:p>
      <text:p text:style-name="Body_20_Text"/>
      <text:p text:style-name="Body_20_Text"><text:tab/>add a sibling with a +</text:p>
      <text:p text:style-name="Command_20_Line"><text:tab/><text:span text:style-name="T1">h1+ul#groceries&gt;li&gt;a results in</text:span></text:p>
      <text:p text:style-name="Body_20_Text"><text:tab/><text:tab/>&lt;h1&gt;&lt;/h1&gt;</text:p>
      <text:p text:style-name="Body_20_Text"><text:s/><text:tab/><text:tab/><text:tab/>&lt;ul id="groceries"&gt;</text:p>
      <text:p text:style-name="Body_20_Text"><text:s text:c="5"/><text:tab/><text:tab/><text:tab/><text:tab/>&lt;li&gt;&lt;a href=""&gt;&lt;/a&gt;&lt;/li&gt;</text:p>
      <text:p text:style-name="Body_20_Text"><text:soft-page-break/><text:s/><text:tab/><text:tab/><text:tab/>&lt;/ul&gt;</text:p>
      <text:p text:style-name="Command_20_Line"><text:tab/><text:tab/>#home.container.clearfix results in</text:p>
      <text:p text:style-name="Body_20_Text"><text:tab/><text:tab/>&lt;div id="home" class="container clearfix"&gt;&lt;/div&gt;</text:p>
      <text:p text:style-name="Body_20_Text"/>
      <text:p text:style-name="Body_20_Text"><text:tab/>In Bootstrap you can do something called a hero unit. It's sort of like a bait area at the top of your site. And to do that you essentially create a div with a class of hero unit.</text:p>
      <text:p text:style-name="Command_20_Line"><text:tab/><text:tab/>.hero-unit&gt;h1+p+p&gt;a.btn</text:p>
      <text:p text:style-name="Body_20_Text"><text:tab/><text:tab/>&lt;div class="hero-unit"&gt;</text:p>
      <text:p text:style-name="Body_20_Text"><text:s text:c="8"/><text:tab/><text:tab/>&lt;h1&gt;&lt;/h1&gt;</text:p>
      <text:p text:style-name="Body_20_Text"><text:s text:c="8"/><text:tab/><text:tab/><text:tab/>&lt;p&gt;&lt;/p&gt;</text:p>
      <text:p text:style-name="Body_20_Text"><text:s text:c="8"/><text:tab/><text:tab/><text:tab/>&lt;p&gt;&lt;a href="" class="btn"&gt;&lt;/a&gt;&lt;/p&gt;</text:p>
      <text:p text:style-name="Body_20_Text"><text:s text:c="4"/><text:tab/><text:tab/>&lt;/div&gt;</text:p>
      <text:p text:style-name="Body_20_Text"/>
      <text:p text:style-name="Command_20_Line"><text:tab/><text:tab/>.navbar&gt;.navbar-inner&gt;.container&gt;a.brand+ul.nav&gt;li&gt;a</text:p>
      <text:p text:style-name="Body_20_Text"><text:tab/><text:tab/>&lt;div class="navbar"&gt;</text:p>
      <text:p text:style-name="Body_20_Text"><text:s text:c="7"/><text:tab/><text:tab/>&lt;div class="navbar-inner"&gt;</text:p>
      <text:p text:style-name="Body_20_Text"><text:s text:c="11"/><text:tab/><text:tab/><text:tab/>&lt;div class="container"&gt;</text:p>
      <text:p text:style-name="Body_20_Text"><text:s text:c="15"/><text:tab/><text:tab/><text:tab/>&lt;a href="" class="brand"&gt;&lt;/a&gt;</text:p>
      <text:p text:style-name="Body_20_Text"><text:s text:c="15"/><text:tab/><text:tab/><text:tab/>&lt;ul class="nav"&gt;</text:p>
      <text:p text:style-name="Body_20_Text"><text:s text:c="19"/><text:tab/><text:tab/><text:tab/>&lt;li&gt;&lt;a href=""&gt;&lt;/a&gt;&lt;/li&gt;</text:p>
      <text:p text:style-name="Body_20_Text"><text:s text:c="15"/><text:tab/><text:tab/><text:tab/>&lt;/ul&gt;</text:p>
      <text:p text:style-name="Body_20_Text"><text:s text:c="11"/><text:tab/><text:tab/><text:tab/>&lt;/div&gt;</text:p>
      <text:p text:style-name="Body_20_Text"><text:s text:c="7"/><text:tab/><text:tab/>&lt;/div&gt;</text:p>
      <text:p text:style-name="Body_20_Text"><text:s text:c="3"/><text:tab/><text:tab/>&lt;/div&gt;</text:p>
      <text:p text:style-name="Body_20_Text"/>
      <text:p text:style-name="Command_20_Line"><text:tab/><text:tab/>.row&gt;.span4&gt;h2+p+p&gt;img.img-rounded</text:p>
      <text:p text:style-name="Body_20_Text"><text:tab/><text:tab/>&lt;div class="row"&gt;</text:p>
      <text:p text:style-name="Body_20_Text"><text:s text:c="8"/><text:tab/><text:tab/>&lt;div class="span4"&gt;</text:p>
      <text:p text:style-name="Body_20_Text"><text:s text:c="12"/><text:tab/><text:tab/><text:tab/>&lt;h2&gt;&lt;/h2&gt;</text:p>
      <text:p text:style-name="Body_20_Text"><text:s text:c="12"/><text:tab/><text:tab/><text:tab/>&lt;p&gt;&lt;/p&gt;</text:p>
      <text:p text:style-name="Body_20_Text"><text:s text:c="12"/><text:tab/><text:tab/><text:tab/>&lt;p&gt;&lt;img src="" alt="" class="img-rounded"&gt;&lt;/p&gt;</text:p>
      <text:p text:style-name="Body_20_Text"><text:s text:c="8"/><text:tab/><text:tab/>&lt;/div&gt;</text:p>
      <text:p text:style-name="Body_20_Text"><text:s text:c="4"/><text:tab/><text:tab/>&lt;/div&gt;</text:p>
      <text:p text:style-name="Body_20_Text"/>
      <text:p text:style-name="Section_20_Heading">Making Copies of Elements</text:p>
      <text:p text:style-name="Body_20_Text">One of the features that you'll used all the time in Emmett is the ability to create a bunch of elements at the same time. So, instead of creating an element and then copying it 9 times, we can just ask Emmett to give us 9 of those at once by placing a multiplier on the tag we want to duplicate.</text:p>
      <text:p text:style-name="Body_20_Text"/>
      <text:p text:style-name="Command_20_Line"><text:tab/><text:tab/>h2+a*9&gt;img</text:p>
      <text:p text:style-name="Body_20_Text"><text:tab/><text:tab/>This wiil result in 9 lines like this one</text:p>
      <text:p text:style-name="Body_20_Text"><text:tab/><text:tab/>&lt;a href=""&gt;&lt;img src="" alt=""&gt;&lt;/a&gt;</text:p>
      <text:p text:style-name="Body_20_Text"/>
      <text:p text:style-name="Section_20_Heading">Using Text Expansions</text:p>
      <text:p text:style-name="Body_20_Text">Emmet has a really good lorem ipsum generator built into its language. All you have to do is if you wanted to add some lorem ipsum text anywhere, all you need to do is just type in the word lorem. </text:p>
      <text:p text:style-name="Command_20_Line"><text:tab/>p*3&gt;lorem</text:p>
      <text:p text:style-name="Body_20_Text"><text:tab/>generates 3 paragraphs of lorem ipsum – each with different text</text:p>
      <text:p text:style-name="Body_20_Text"/>
      <text:p text:style-name="Body_20_Text">In Emmet if you want to insert some text inside one or more tags, you can use the curly brackets and just put in whatever text you want. </text:p>
      <text:p text:style-name="Command_20_Line"><text:tab/>div*2&gt;h2{HeadingDuplicated}+p&gt;lorem</text:p>
      <text:p text:style-name="Body_20_Text"><text:tab/><text:tab/>creates a &lt;div with 2 sections of h2 heading and lorem paragraphs</text:p>
      <text:p text:style-name="Body_20_Text"/>
      <text:p text:style-name="Body_20_Text">Inside tags, <text:s/>to <text:s/>add the alt and the scrc tag, we use brackets</text:p>
      <text:p text:style-name="Command_20_Line"><text:tab/>.span4*4&gt;img[src="http://placehold.it/200x200" alt="ImagePlaceholder"]</text:p>
      <text:p text:style-name="Body_20_Text"><text:soft-page-break/><text:tab/><text:tab/>will create 2 divs with an img src and alt as specified</text:p>
      <text:p text:style-name="Body_20_Text"/>
      <text:p text:style-name="Section_20_Heading">Climbing and Grouping</text:p>
      <text:p text:style-name="Body_20_Text">When working with Emmet occasionally you'll find some expansions that are almost impossible to do with some additional code. There are 2 ways to do this.</text:p>
      <text:p text:style-name="Body_20_Text">Example – we want a div, hw paragraph with an image inside it and then another paragraph</text:p>
      <text:p text:style-name="Body_20_Text">Note:we wan the image to go inside the paragraph. But after that, the next paragraph shouldn't go in the same level. It should climb up a level. </text:p>
      <text:p text:style-name="Body_20_Text"/>
      <text:p text:style-name="Body_20_Text">So we'll do a caret here, and then become a paragraph at the same level as this other paragraph. </text:p>
      <text:p text:style-name="Body_20_Text"/>
      <text:p text:style-name="Command_20_Line"><text:tab/>.span4&gt;h2+p&gt;img^p</text:p>
      <text:p text:style-name="Body_20_Text"><text:tab/><text:tab/>&lt;div class="span4"&gt;</text:p>
      <text:p text:style-name="Body_20_Text"><text:s text:c="8"/><text:tab/><text:tab/>&lt;h2&gt;&lt;/h2&gt;</text:p>
      <text:p text:style-name="Body_20_Text"><text:s text:c="8"/><text:tab/><text:tab/><text:tab/>&lt;p&gt;&lt;img src="" alt=""&gt;&lt;/p&gt;</text:p>
      <text:p text:style-name="Body_20_Text"><text:s text:c="8"/><text:tab/><text:tab/><text:tab/>&lt;p&gt;&lt;/p&gt;</text:p>
      <text:p text:style-name="Body_20_Text"><text:s text:c="4"/><text:tab/><text:tab/>&lt;/div&gt;</text:p>
      <text:p text:style-name="Body_20_Text"/>
      <text:p text:style-name="Body_20_Text">Or use () to group the elements you want to be in a separate level</text:p>
      <text:p text:style-name="Command_20_Line"><text:tab/><text:tab/>.span4&gt;h2+(p&gt;img)&gt;p</text:p>
      <text:p text:style-name="Body_20_Text"><text:tab/><text:tab/>&lt;div class="span4"&gt;</text:p>
      <text:p text:style-name="Body_20_Text"><text:s text:c="8"/><text:tab/><text:tab/>&lt;h2&gt;&lt;/h2&gt;</text:p>
      <text:p text:style-name="Body_20_Text"><text:s text:c="8"/><text:tab/><text:tab/><text:tab/>&lt;p&gt;&lt;img src="" alt=""&gt;&lt;/p&gt;</text:p>
      <text:p text:style-name="Body_20_Text"><text:s text:c="8"/><text:tab/><text:tab/><text:tab/>&lt;p&gt;&lt;/p&gt;</text:p>
      <text:p text:style-name="Body_20_Text"><text:s text:c="4"/><text:tab/><text:tab/>&lt;/div&gt;</text:p>
      <text:p text:style-name="Body_20_Text"/>
      <text:p text:style-name="Section_20_Heading">Numbering Elements</text:p>
      <text:p text:style-name="Body_20_Text"><text:tab/>You can number elements by using the dollar sign</text:p>
      <text:p text:style-name="Command_20_Line"><text:tab/>a[href="#"]*9&gt;img[src="http://placehold.it/200x200" alt="Placeholder Photo $"]</text:p>
      <text:p text:style-name="Body_20_Text"><text:tab/><text:tab/>will produce 9 anchor tags with alts numbered Placeholder Photo 1 – 9</text:p>
      <text:p text:style-name="Body_20_Text"><text:tab/>This can be used for IDs, Classes – anything in HTML</text:p>
      <text:p text:style-name="Body_20_Text"/>
      <text:p text:style-name="Body_20_Text"><text:tab/>You can pad the numbers by using additional dollar signs</text:p>
      <text:p text:style-name="Command_20_Line"><text:tab/>a[href="#"]*9&gt;img[src="http://placehold.it/200x200" alt="Placeholder Photo $$"]</text:p>
      <text:p text:style-name="Body_20_Text"><text:tab/><text:tab/>will produce 9 anchor tags with alts numbered Placeholder Photo 01 – 09</text:p>
      <text:p text:style-name="Body_20_Text"/>
      <text:p text:style-name="Body_20_Text"><text:tab/>You can start at a different position by using the @ symbol. If we wanted to start not at the number one but the number three, after the dollar sign,we could insert an @ symbol and add any number that I want to begin with. </text:p>
      <text:p text:style-name="Body_20_Text"/>
      <text:p text:style-name="Body_20_Text"><text:tab/>We can go in reverse order by using the negative symbol. If we say $$$@ minus and expand, now it goes from the maxiumum (specified by the multiplier) to one. It won't go into negative numbers.</text:p>
      <text:p text:style-name="Body_20_Text"/>
      <text:p text:style-name="Section_20_Heading">Toggling Comments</text:p>
      <text:p text:style-name="Body_20_Text">Emmet makes this a lot easier by letting use a command key to create your comment at the end of the div sp you can keep track of what div ending goes with its div beginning.</text:p>
      <text:p text:style-name="Body_20_Text">If we want to create a comment for a div called container, we go to the ending div of that container, type in container then select that text and hit CTRL+\. </text:p>
      <text:p text:style-name="Body_20_Text"/>
      <text:p text:style-name="Body_20_Text">To create a comment in a line that has no HTML, select a section on that line and CTRL\</text:p>
      <text:p text:style-name="Body_20_Text">To comment and entire section, put the cursor at the beginnig of the section and CTRL\</text:p>
      <text:p text:style-name="Body_20_Text">If you are in a CSS section, Emmet will create the proper CSS style comments /* with /* at the end.</text:p>
      <text:p text:style-name="Body_20_Text"/>
      <text:p text:style-name="Section_20_Heading">Maneuvering Through Edit Points and Code</text:p>
      <text:p text:style-name="P1"><text:soft-page-break/>Whewe create sections using the Emmet shorthand, we can skip to the next unpopulated tag - &lt;p&gt;&lt;/p&gt; - by using CTRL+ALT and right arrow</text:p>
      <text:p text:style-name="P2">To skip backwards though text, use CTRL+ALT+LeftArrow</text:p>
      <text:p text:style-name="P2"/>
      <text:p text:style-name="Section_20_Heading">Other Actions</text:p>
      <text:p text:style-name="P2">CTRL+Shift+T – finds the matching tag for any line you are in</text:p>
      <text:p text:style-name="P2"/>
      <text:p text:style-name="P2"/>
      <text:p text:style-name="Chapter_20_Heading">Working with CSS</text:p>
      <text:p text:style-name="Section_20_Heading">Using CSS abbreviations</text:p>
      <text:p text:style-name="P2"><text:tab/>m – margin – m20 → margin:20px;</text:p>
      <text:p text:style-name="P2"><text:tab/>p - padding</text:p>
      <text:p text:style-name="P2"><text:tab/>bd – border</text:p>
      <text:p text:style-name="P2"><text:tab/>bg – background</text:p>
      <text:p text:style-name="P2"><text:tab/>bgi – background image</text:p>
      <text:p text:style-name="P2"><text:tab/></text:p>
      <text:p text:style-name="P2"><text:tab/>To enter multiple values, put minus signs</text:p>
      <text:p text:style-name="P2"><text:tab/>bd10-20 → border: 10px 20px;</text:p>
      <text:p text:style-name="P2"><text:tab/>Use emmet cheat sheet for more abbreviations</text:p>
      <text:p text:style-name="P2"/>
      <text:p text:style-name="P2"><text:tab/></text:p>
      <text:p text:style-name="Section_20_Heading">Adding Linear Gradients and Reflecting Values</text:p>
      <text:p text:style-name="Body_20_Text"><text:tab/>Create a css selector – </text:p>
      <text:p text:style-name="Body_20_Text"><text:tab/><text:tab/>body {</text:p>
      <text:p text:style-name="Body_20_Text"/>
      <text:p text:style-name="Body_20_Text"><text:tab/><text:tab/>}</text:p>
      <text:p text:style-name="Body_20_Text"><text:tab/>Inside that </text:p>
      <text:p text:style-name="Body_20_Text"><text:tab/><text:tab/>background-attachment:fixed – this will cause the gradient to go across the entire webpage</text:p>
      <text:p text:style-name="Body_20_Text"/>
      <text:p text:style-name="Command_20_Line"><text:tab/><text:tab/>lg(red,blue)</text:p>
      <text:p text:style-name="Body_20_Text"><text:tab/><text:tab/><text:tab/>-webkit-linear-gradient(red, blue);</text:p>
      <text:p text:style-name="Body_20_Text"><text:s text:c="4"/><text:tab/><text:tab/><text:tab/>background-attachment:fixed</text:p>
      <text:p text:style-name="Body_20_Text"><text:s text:c="4"/><text:tab/><text:tab/><text:tab/>-o-linear-gradient(red, blue);</text:p>
      <text:p text:style-name="Body_20_Text"><text:s text:c="4"/><text:tab/><text:tab/><text:tab/>background-attachment:fixed</text:p>
      <text:p text:style-name="Body_20_Text"><text:s text:c="3"/><text:tab/><text:tab/><text:tab/> linear-gradient(red, blue);<text:tab/></text:p>
      <text:p text:style-name="Command_20_Line"><text:tab/><text:tab/>lg(left, red,blue)</text:p>
      <text:p text:style-name="Body_20_Text"><text:tab/><text:tab/><text:tab/>background-image: -webkit-linear-gradient(left, red, blue);</text:p>
      <text:p text:style-name="Body_20_Text"><text:tab/><text:tab/><text:tab/>background-image: -o-linear-gradient(left, red, blue);</text:p>
      <text:p text:style-name="Body_20_Text"><text:s text:c="4"/><text:tab/><text:tab/><text:tab/>background-image: linear-gradient(to right, red, blue);</text:p>
      <text:p text:style-name="Command_20_Line"><text:tab/><text:tab/>lg(top left,red, <text:s/>blue)</text:p>
      <text:p text:style-name="Body_20_Text"><text:tab/><text:tab/><text:tab/>background-image: -webkit-linear-gradient(top left, red, blue);</text:p>
      <text:p text:style-name="Body_20_Text"><text:s text:c="4"/><text:tab/><text:tab/><text:tab/>background-image: -o-linear-gradient(top left, red, blue);</text:p>
      <text:p text:style-name="Body_20_Text"><text:s text:c="4"/><text:tab/><text:tab/><text:tab/>background-image: linear-gradient(to bottom right, red, blue);</text:p>
      <text:p text:style-name="Command_20_Line"><text:tab/><text:tab/>lg(top left,red 30%, yellow, 60%, blue)</text:p>
      <text:p text:style-name="Body_20_Text"><text:tab/><text:tab/> <text:tab/>background-image: -webkit-linear-gradient(top left, red 30%, yellow, 60%, blue);</text:p>
      <text:p text:style-name="Body_20_Text"><text:s text:c="3"/><text:tab/><text:tab/><text:tab/>background-image: -o-linear-gradient(top left, red 30%, yellow, 60%, blue);</text:p>
      <text:p text:style-name="Body_20_Text"><text:s text:c="3"/><text:tab/><text:tab/><text:tab/>background-image: linear-gradient(to bottom right, red 30%, yellow, 60%, blue);</text:p>
      <text:p text:style-name="Body_20_Text"/>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paragraph-properties>
      <style:text-properties fo:color="#000000" style:font-name="Arial" fo:font-size="10pt" fo:font-style="normal"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fo:text-align="start" style:justify-single-word="false" style:page-number="auto" style:text-autospace="none">
        <style:tab-stops>
          <style:tab-stop style:position="0.25in"/>
          <style:tab-stop style:position="0.5in"/>
          <style:tab-stop style:position="0.7in"/>
          <style:tab-stop style:position="0.9in"/>
          <style:tab-stop style:position="1.1in"/>
          <style:tab-stop style:position="1.3in"/>
          <style:tab-stop style:position="1.5in"/>
        </style:tab-stops>
      </style:paragraph-properties>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5T09:43:49.75</meta:creation-date>
    <dc:date>2017-02-26T09:01:04.54</dc:date>
    <dc:creator>Green Leaf Services</dc:creator>
    <meta:editing-duration>PT23H16M54S</meta:editing-duration>
    <meta:editing-cycles>42</meta:editing-cycles>
    <meta:generator>OpenOffice/4.1.3$Win32 OpenOffice.org_project/413m1$Build-9783</meta:generator>
    <meta:document-statistic meta:table-count="0" meta:image-count="1" meta:object-count="0" meta:page-count="4" meta:paragraph-count="149" meta:word-count="1087" meta:character-count="7233"/>
  </office:meta>
</office:document-meta>
</file>